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7cm" draw:z-index="0"><draw:image xlink:href="../../odt/images/0016.png" xlink:type="simple" xlink:show="embed" xlink:actuate="onLoad"/></draw:frame></text:p>
          </table:table-cell>
          <table:table-cell table:style-name="Table1.B1" office:value-type="string">
            <text:h text:style-name="P4" text:outline-level="1">В файл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1.24cm" draw:z-index="0"><draw:image xlink:href="../../odt/images/001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оизводит запись данных в текстовый файл.</text:p>
            <text:p text:style-name="P5">Каждая строка текстового файла выводится (записывается в файл) в формате:</text:p>
            <text:p text:style-name="P5">&lt;время&gt; &lt;величина 1&gt; … &lt;величина n&gt;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 файл</dc:title>
    <dc:date>2012-03-30T11:56:12.95</dc:date>
    <meta:generator>OpenOffice_Beta/4.1.0$Win32 OpenOffice.org_project/410m14$Build-9760</meta:generator>
    <meta:editing-duration>PT6H22M46S</meta:editing-duration>
    <meta:editing-cycles>133</meta:editing-cycles>
    <meta:document-statistic meta:table-count="1" meta:image-count="2" meta:object-count="0" meta:page-count="1" meta:paragraph-count="9" meta:word-count="32" meta:character-count="196"/>
    <meta:user-defined meta:name="Поле 1"/>
    <meta:user-defined meta:name="Поле 2"/>
    <meta:user-defined meta:name="Поле 3"/>
    <meta:user-defined meta:name="Поле 4"/>
  </office:meta>
</office:document-meta>
</file>